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6mm"/>
    </style:style>
    <style:style style:name="co2" style:family="table-column">
      <style:table-column-properties fo:break-before="auto" style:column-width="16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31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0" style:apply-style-name="Default" style:base-cell-address="Foglio1.A2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map style:condition="cell-content()=0" style:apply-style-name="Default" style:base-cell-address="Foglio1.A2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direction="ltr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7">
      <style:table-cell-properties fo:background-color="#ffff66" fo:border="0.06pt solid #000000"/>
    </style:style>
    <style:style style:name="ce9" style:family="table-cell" style:parent-style-name="Default" style:data-style-name="N107">
      <style:table-cell-properties fo:background-color="transparent" fo:border="0.06pt solid #000000"/>
    </style:style>
    <style:style style:name="ce1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6">
      <style:table-cell-properties fo:border="0.06pt solid #000000"/>
    </style:style>
    <style:style style:name="ce13" style:family="table-cell" style:parent-style-name="Default" style:data-style-name="N108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oglio1" table:style-name="ta1" table:print="false">
        <table:shapes>
          <draw:frame draw:z-index="0" draw:style-name="gr1" draw:text-style-name="P1" svg:width="230.87mm" svg:height="88.47mm" svg:x="72.53mm" svg:y="114.84mm">
            <loext:p draw:notify-on-update-of-ranges="Foglio1.A6:Foglio1.A32 Foglio1.B6:Foglio1.B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29.42mm" svg:height="90.18mm" svg:x="72.2mm" svg:y="19.34mm">
            <loext:p draw:notify-on-update-of-ranges="Foglio1.B6:Foglio1.B32 Foglio1.C6:Foglio1.C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A2D</text:p>
          </table:table-cell>
          <table:table-cell table:style-name="ce7" office:value-type="string" calcext:value-type="string">
            <text:p>1 / (R+k)</text:p>
          </table:table-cell>
          <table:table-cell table:style-name="ce7" office:value-type="string" calcext:value-type="string">
            <text:p>k</text:p>
          </table:table-cell>
          <table:table-cell/>
          <table:table-cell table:style-name="ce11" office:value-type="string" calcext:value-type="string">
            <text:p>slope</text:p>
          </table:table-cell>
          <table:table-cell table:style-name="ce11" office:value-type="string" calcext:value-type="string">
            <text:p>intercept</text:p>
          </table:table-cell>
          <table:table-cell table:style-name="ce14"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/</text:p>
          </table:table-cell>
          <table:table-cell table:style-name="ce4" office:value-type="string" calcext:value-type="string">
            <text:p>//</text:p>
          </table:table-cell>
          <table:table-cell table:style-name="ce10" office:value-type="float" office:value="11" calcext:value-type="float">
            <text:p>11,00000</text:p>
          </table:table-cell>
          <table:table-cell/>
          <table:table-cell table:style-name="ce12" table:formula="of:=SLOPE([.C6:.C32];[.B6:.B32])" office:value-type="float" office:value="0.0000603553283201474" calcext:value-type="float">
            <text:p>0,0000603553</text:p>
          </table:table-cell>
          <table:table-cell table:style-name="ce13" table:formula="of:=INTERCEPT([.C6:.C32];[.B6:.B32])" office:value-type="float" office:value="0.0015304544025343" calcext:value-type="float">
            <text:p>0,0015304544</text:p>
          </table:table-cell>
          <table:table-cell table:number-columns-repeated="1016"/>
        </table:table-row>
        <table:table-row table:style-name="ro1">
          <table:table-cell table:formula="of:=([.A2]+5)"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table:style-name="ce4" office:value-type="string" calcext:value-type="string">
            <text:p>//</text:p>
          </table:table-cell>
          <table:table-cell table:number-columns-repeated="1020"/>
        </table:table-row>
        <table:table-row table:style-name="ro1">
          <table:table-cell table:formula="of:=([.A3]+5)"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style-name="ce4" office:value-type="string" calcext:value-type="string">
            <text:p>//</text:p>
          </table:table-cell>
          <table:table-cell table:number-columns-repeated="1020"/>
        </table:table-row>
        <table:table-row table:style-name="ro1">
          <table:table-cell table:formula="of:=([.A4]+5)" office:value-type="float" office:value="15" calcext:value-type="float">
            <text:p>15</text:p>
          </table:table-cell>
          <table:table-cell table:style-name="ce5" office:value-type="float" office:value="549" calcext:value-type="float">
            <text:p>549</text:p>
          </table:table-cell>
          <table:table-cell table:style-name="ce4" office:value-type="string" calcext:value-type="string">
            <text:p>//</text:p>
          </table:table-cell>
          <table:table-cell table:number-columns-repeated="1020"/>
        </table:table-row>
        <table:table-row table:style-name="ro1">
          <table:table-cell table:style-name="ce3" table:formula="of:=([.A5]+5)" office:value-type="float" office:value="20" calcext:value-type="float">
            <text:p>20</text:p>
          </table:table-cell>
          <table:table-cell table:style-name="ce6" office:value-type="float" office:value="498" calcext:value-type="float">
            <text:p>498</text:p>
          </table:table-cell>
          <table:table-cell table:style-name="ce8" table:formula="of:=(1/([.A6] + [.$D$2]))" office:value-type="float" office:value="0.032258064516129" calcext:value-type="float">
            <text:p>0,03226</text:p>
          </table:table-cell>
          <table:table-cell table:number-columns-repeated="1020"/>
        </table:table-row>
        <table:table-row table:style-name="ro1">
          <table:table-cell table:formula="of:=([.A6]+5)" office:value-type="float" office:value="25" calcext:value-type="float">
            <text:p>25</text:p>
          </table:table-cell>
          <table:table-cell office:value-type="float" office:value="442" calcext:value-type="float">
            <text:p>442</text:p>
          </table:table-cell>
          <table:table-cell table:formula="of:=(1/([.A7] + [.$D$2]))" office:value-type="float" office:value="0.0277777777777778" calcext:value-type="float">
            <text:p>0,02778</text:p>
          </table:table-cell>
          <table:table-cell table:number-columns-repeated="1020"/>
        </table:table-row>
        <table:table-row table:style-name="ro1">
          <table:table-cell table:formula="of:=([.A7]+5)" office:value-type="float" office:value="30" calcext:value-type="float">
            <text:p>30</text:p>
          </table:table-cell>
          <table:table-cell office:value-type="float" office:value="388" calcext:value-type="float">
            <text:p>388</text:p>
          </table:table-cell>
          <table:table-cell table:formula="of:=(1/([.A8] + [.$D$2]))" office:value-type="float" office:value="0.024390243902439" calcext:value-type="float">
            <text:p>0,02439</text:p>
          </table:table-cell>
          <table:table-cell table:number-columns-repeated="1020"/>
        </table:table-row>
        <table:table-row table:style-name="ro1">
          <table:table-cell table:formula="of:=([.A8]+5)" office:value-type="float" office:value="35" calcext:value-type="float">
            <text:p>35</text:p>
          </table:table-cell>
          <table:table-cell office:value-type="float" office:value="340" calcext:value-type="float">
            <text:p>340</text:p>
          </table:table-cell>
          <table:table-cell table:formula="of:=(1/([.A9] + [.$D$2]))" office:value-type="float" office:value="0.0217391304347826" calcext:value-type="float">
            <text:p>0,02174</text:p>
          </table:table-cell>
          <table:table-cell table:number-columns-repeated="1020"/>
        </table:table-row>
        <table:table-row table:style-name="ro1">
          <table:table-cell table:formula="of:=([.A9]+5)" office:value-type="float" office:value="40" calcext:value-type="float">
            <text:p>40</text:p>
          </table:table-cell>
          <table:table-cell office:value-type="float" office:value="304" calcext:value-type="float">
            <text:p>304</text:p>
          </table:table-cell>
          <table:table-cell table:formula="of:=(1/([.A10] + [.$D$2]))" office:value-type="float" office:value="0.0196078431372549" calcext:value-type="float">
            <text:p>0,01961</text:p>
          </table:table-cell>
          <table:table-cell table:number-columns-repeated="1020"/>
        </table:table-row>
        <table:table-row table:style-name="ro1">
          <table:table-cell table:formula="of:=([.A10]+5)"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table:formula="of:=(1/([.A11] + [.$D$2]))" office:value-type="float" office:value="0.0178571428571429" calcext:value-type="float">
            <text:p>0,01786</text:p>
          </table:table-cell>
          <table:table-cell table:number-columns-repeated="1020"/>
        </table:table-row>
        <table:table-row table:style-name="ro1">
          <table:table-cell table:formula="of:=([.A11]+5)" office:value-type="float" office:value="50" calcext:value-type="float">
            <text:p>50</text:p>
          </table:table-cell>
          <table:table-cell office:value-type="float" office:value="246" calcext:value-type="float">
            <text:p>246</text:p>
          </table:table-cell>
          <table:table-cell table:formula="of:=(1/([.A12] + [.$D$2]))" office:value-type="float" office:value="0.0163934426229508" calcext:value-type="float">
            <text:p>0,01639</text:p>
          </table:table-cell>
          <table:table-cell table:number-columns-repeated="1020"/>
        </table:table-row>
        <table:table-row table:style-name="ro1">
          <table:table-cell table:formula="of:=([.A12]+5)"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table:formula="of:=(1/([.A13] + [.$D$2]))" office:value-type="float" office:value="0.0151515151515152" calcext:value-type="float">
            <text:p>0,01515</text:p>
          </table:table-cell>
          <table:table-cell table:number-columns-repeated="1020"/>
        </table:table-row>
        <table:table-row table:style-name="ro1">
          <table:table-cell table:formula="of:=([.A13]+5)"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table:formula="of:=(1/([.A14] + [.$D$2]))" office:value-type="float" office:value="0.0140845070422535" calcext:value-type="float">
            <text:p>0,01408</text:p>
          </table:table-cell>
          <table:table-cell table:number-columns-repeated="1020"/>
        </table:table-row>
        <table:table-row table:style-name="ro1">
          <table:table-cell table:formula="of:=([.A14]+5)" office:value-type="float" office:value="65" calcext:value-type="float">
            <text:p>65</text:p>
          </table:table-cell>
          <table:table-cell office:value-type="float" office:value="186" calcext:value-type="float">
            <text:p>186</text:p>
          </table:table-cell>
          <table:table-cell table:formula="of:=(1/([.A15] + [.$D$2]))" office:value-type="float" office:value="0.0131578947368421" calcext:value-type="float">
            <text:p>0,01316</text:p>
          </table:table-cell>
          <table:table-cell table:number-columns-repeated="1020"/>
        </table:table-row>
        <table:table-row table:style-name="ro1">
          <table:table-cell table:formula="of:=([.A15]+5)" office:value-type="float" office:value="70" calcext:value-type="float">
            <text:p>70</text:p>
          </table:table-cell>
          <table:table-cell office:value-type="float" office:value="174" calcext:value-type="float">
            <text:p>174</text:p>
          </table:table-cell>
          <table:table-cell table:formula="of:=(1/([.A16] + [.$D$2]))" office:value-type="float" office:value="0.0123456790123457" calcext:value-type="float">
            <text:p>0,01235</text:p>
          </table:table-cell>
          <table:table-cell table:number-columns-repeated="1020"/>
        </table:table-row>
        <table:table-row table:style-name="ro1">
          <table:table-cell table:formula="of:=([.A16]+5)"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  <table:table-cell table:formula="of:=(1/([.A17] + [.$D$2]))" office:value-type="float" office:value="0.0116279069767442" calcext:value-type="float">
            <text:p>0,01163</text:p>
          </table:table-cell>
          <table:table-cell table:number-columns-repeated="1020"/>
        </table:table-row>
        <table:table-row table:style-name="ro1">
          <table:table-cell table:formula="of:=([.A17]+5)" office:value-type="float" office:value="80" calcext:value-type="float">
            <text:p>80</text:p>
          </table:table-cell>
          <table:table-cell office:value-type="float" office:value="154" calcext:value-type="float">
            <text:p>154</text:p>
          </table:table-cell>
          <table:table-cell table:formula="of:=(1/([.A18] + [.$D$2]))" office:value-type="float" office:value="0.010989010989011" calcext:value-type="float">
            <text:p>0,01099</text:p>
          </table:table-cell>
          <table:table-cell table:number-columns-repeated="1020"/>
        </table:table-row>
        <table:table-row table:style-name="ro1">
          <table:table-cell table:formula="of:=([.A18]+5)"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table:formula="of:=(1/([.A19] + [.$D$2]))" office:value-type="float" office:value="0.0104166666666667" calcext:value-type="float">
            <text:p>0,01042</text:p>
          </table:table-cell>
          <table:table-cell table:number-columns-repeated="1020"/>
        </table:table-row>
        <table:table-row table:style-name="ro1">
          <table:table-cell table:formula="of:=([.A19]+5)"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table:formula="of:=(1/([.A20] + [.$D$2]))" office:value-type="float" office:value="0.0099009900990099" calcext:value-type="float">
            <text:p>0,00990</text:p>
          </table:table-cell>
          <table:table-cell table:number-columns-repeated="1020"/>
        </table:table-row>
        <table:table-row table:style-name="ro1">
          <table:table-cell table:formula="of:=([.A20]+5)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formula="of:=(1/([.A21] + [.$D$2]))" office:value-type="float" office:value="0.00943396226415094" calcext:value-type="float">
            <text:p>0,00943</text:p>
          </table:table-cell>
          <table:table-cell table:number-columns-repeated="1020"/>
        </table:table-row>
        <table:table-row table:style-name="ro1">
          <table:table-cell table:formula="of:=([.A21]+5)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formula="of:=(1/([.A22] + [.$D$2]))" office:value-type="float" office:value="0.00900900900900901" calcext:value-type="float">
            <text:p>0,00901</text:p>
          </table:table-cell>
          <table:table-cell table:number-columns-repeated="1020"/>
        </table:table-row>
        <table:table-row table:style-name="ro1">
          <table:table-cell table:formula="of:=([.A22]+5)"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formula="of:=(1/([.A23] + [.$D$2]))" office:value-type="float" office:value="0.00862068965517241" calcext:value-type="float">
            <text:p>0,00862</text:p>
          </table:table-cell>
          <table:table-cell table:number-columns-repeated="1020"/>
        </table:table-row>
        <table:table-row table:style-name="ro1">
          <table:table-cell table:formula="of:=([.A23]+5)"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table:formula="of:=(1/([.A24] + [.$D$2]))" office:value-type="float" office:value="0.00826446280991736" calcext:value-type="float">
            <text:p>0,00826</text:p>
          </table:table-cell>
          <table:table-cell table:number-columns-repeated="1020"/>
        </table:table-row>
        <table:table-row table:style-name="ro1">
          <table:table-cell table:formula="of:=([.A24]+5)"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table:formula="of:=(1/([.A25] + [.$D$2]))" office:value-type="float" office:value="0.00793650793650794" calcext:value-type="float">
            <text:p>0,00794</text:p>
          </table:table-cell>
          <table:table-cell table:number-columns-repeated="1020"/>
        </table:table-row>
        <table:table-row table:style-name="ro1">
          <table:table-cell table:formula="of:=([.A25]+5)"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table:formula="of:=(1/([.A26] + [.$D$2]))" office:value-type="float" office:value="0.00763358778625954" calcext:value-type="float">
            <text:p>0,00763</text:p>
          </table:table-cell>
          <table:table-cell table:number-columns-repeated="1020"/>
        </table:table-row>
        <table:table-row table:style-name="ro1">
          <table:table-cell table:formula="of:=([.A26]+5)"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table:formula="of:=(1/([.A27] + [.$D$2]))" office:value-type="float" office:value="0.00735294117647059" calcext:value-type="float">
            <text:p>0,00735</text:p>
          </table:table-cell>
          <table:table-cell table:number-columns-repeated="1020"/>
        </table:table-row>
        <table:table-row table:style-name="ro1">
          <table:table-cell table:formula="of:=([.A27]+5)"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table:formula="of:=(1/([.A28] + [.$D$2]))" office:value-type="float" office:value="0.00709219858156028" calcext:value-type="float">
            <text:p>0,00709</text:p>
          </table:table-cell>
          <table:table-cell table:number-columns-repeated="1020"/>
        </table:table-row>
        <table:table-row table:style-name="ro1">
          <table:table-cell table:formula="of:=([.A28]+5)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(1/([.A29] + [.$D$2]))" office:value-type="float" office:value="0.00684931506849315" calcext:value-type="float">
            <text:p>0,00685</text:p>
          </table:table-cell>
          <table:table-cell table:number-columns-repeated="1020"/>
        </table:table-row>
        <table:table-row table:style-name="ro1">
          <table:table-cell table:formula="of:=([.A29]+5)"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table:formula="of:=(1/([.A30] + [.$D$2]))" office:value-type="float" office:value="0.00662251655629139" calcext:value-type="float">
            <text:p>0,00662</text:p>
          </table:table-cell>
          <table:table-cell table:number-columns-repeated="1020"/>
        </table:table-row>
        <table:table-row table:style-name="ro1">
          <table:table-cell table:formula="of:=([.A30]+5)" office:value-type="float" office:value="145" calcext:value-type="float">
            <text:p>145</text:p>
          </table:table-cell>
          <table:table-cell office:value-type="float" office:value="84" calcext:value-type="float">
            <text:p>84</text:p>
          </table:table-cell>
          <table:table-cell table:formula="of:=(1/([.A31] + [.$D$2]))" office:value-type="float" office:value="0.00641025641025641" calcext:value-type="float">
            <text:p>0,00641</text:p>
          </table:table-cell>
          <table:table-cell table:number-columns-repeated="1020"/>
        </table:table-row>
        <table:table-row table:style-name="ro1">
          <table:table-cell table:formula="of:=([.A31]+5)"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table:formula="of:=(1/([.A32] + [.$D$2]))" office:value-type="float" office:value="0.0062111801242236" calcext:value-type="float">
            <text:p>0,00621</text:p>
          </table:table-cell>
          <table:table-cell table:number-columns-repeated="1020"/>
        </table:table-row>
        <calcext:conditional-formats>
          <calcext:conditional-format calcext:target-range-address="Foglio1.A2:Foglio1.A32">
            <calcext:condition calcext:apply-style-name="Default" calcext:value="=0" calcext:base-cell-address="Foglio1.A2"/>
          </calcext:conditional-format>
        </calcext:conditional-formats>
      </table:table>
      <table:named-expressions/>
      <table:database-ranges>
        <table:database-range table:name="__Anonymous_Sheet_DB__0" table:target-range-address="Foglio1.A1:Foglio1.B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0" loext:min-decimal-places="10" number:min-integer-digits="1" number:grouping="true"/>
    </number:number-style>
    <number:number-style style:name="N107">
      <number:number number:decimal-places="5" loext:min-decimal-places="5" number:min-integer-digits="1" number:grouping="true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 number:grouping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/00/0000</text:date>, <text:time style:data-style-name="N2" text:time-value="08:08:43.23283763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Ariutti</meta:initial-creator>
    <meta:creation-date>2011-04-09T21:40:59</meta:creation-date>
    <dc:date>2017-08-06T10:29:39.048399039</dc:date>
    <dc:creator>nicola </dc:creator>
    <meta:editing-duration>PT5H19M45S</meta:editing-duration>
    <meta:editing-cycles>20</meta:editing-cycles>
    <meta:generator>LibreOffice/5.1.6.2$Linux_X86_64 LibreOffice_project/07ac168c60a517dba0f0d7bc7540f5afa45f0909</meta:generator>
    <meta:document-statistic meta:table-count="1" meta:cell-count="102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88cm" svg:height="8.848cm" xlink:href=".." xlink:type="simple" chart:class="chart:line" chart:style-name="ch1">
        <chart:plot-area chart:style-name="ch2" table:cell-range-address="Foglio1.A6:Foglio1.B32" chart:data-source-has-labels="column" svg:x="1.472cm" svg:y="0.176cm" svg:width="21.155cm" svg:height="7.515cm">
          <chartooo:coordinate-region svg:x="2.279cm" svg:y="0.376cm" svg:width="20.068cm" svg:height="6.668cm"/>
          <chart:axis chart:dimension="x" chart:name="primary-x" chart:style-name="ch3" chartooo:axis-type="auto">
            <chartooo:date-scale/>
            <chart:title svg:x="11.502cm" svg:y="7.867cm" chart:style-name="ch4">
              <text:p>R (cm)</text:p>
            </chart:title>
            <chart:categories table:cell-range-address="Foglio1.A6:Foglio1.A32"/>
            <chart:grid chart:style-name="ch5" chart:class="major"/>
          </chart:axis>
          <chart:axis chart:dimension="y" chart:name="primary-y" chart:style-name="ch3">
            <chart:title svg:x="0.451cm" svg:y="4.295cm" chart:style-name="ch6">
              <text:p>A2D</text:p>
            </chart:title>
            <chart:grid chart:style-name="ch5" chart:class="major"/>
          </chart:axis>
          <chart:series chart:style-name="ch7" chart:values-cell-range-address="Foglio1.B6:Foglio1.B32" chart:class="chart:line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Foglio1.A6:Foglio1.A32</svg:desc>
                </draw:g>
              </table:table-cell>
              <table:table-cell office:value-type="float" office:value="498">
                <text:p>498</text:p>
                <draw:g>
                  <svg:desc>Foglio1.B6:Foglio1.B32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07ac168c60a517dba0f0d7bc7540f5afa45f09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5" loext:min-decimal-places="5" number:min-integer-digits="1" number:grouping="true"/>
    </number:number-style>
    <number:number-style style:name="N108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color="#ff3333"/>
    </style:style>
    <style:style style:name="ch10" style:family="chart" style:data-style-name="N108">
      <style:text-properties fo:font-family="'TeX Gyre Schola Math'" style:font-style-name="Regular" fo:font-size="18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943cm" svg:height="9.019cm" xlink:href=".." xlink:type="simple" chart:class="chart:line" chart:style-name="ch1">
        <chart:plot-area chart:style-name="ch2" table:cell-range-address="Foglio1.B6:Foglio1.C32" chart:data-source-has-labels="column" svg:x="1.469cm" svg:y="0.18cm" svg:width="21.016cm" svg:height="7.678cm">
          <chartooo:coordinate-region svg:x="2.937cm" svg:y="0.38cm" svg:width="19.548cm" svg:height="6.831cm"/>
          <chart:axis chart:dimension="x" chart:name="primary-x" chart:style-name="ch3" chartooo:axis-type="date">
            <chartooo:date-scale/>
            <chart:title svg:x="11.615cm" svg:y="8.038cm" chart:style-name="ch4">
              <text:p>A2D</text:p>
            </chart:title>
            <chart:categories table:cell-range-address="Foglio1.B6:Foglio1.B32"/>
          </chart:axis>
          <chart:axis chart:dimension="y" chart:name="primary-y" chart:style-name="ch5">
            <chart:title svg:x="0.451cm" svg:y="4.685cm" chart:style-name="ch6">
              <text:p>1 / (R+k)</text:p>
            </chart:title>
            <chart:grid chart:style-name="ch7" chart:class="major"/>
          </chart:axis>
          <chart:series chart:style-name="ch8" chart:values-cell-range-address="Foglio1.C6:Foglio1.C32" chart:class="chart:line">
            <chart:regression-curve chart:style-name="ch9">
              <chart:equation chart:display-equation="true" chart:display-r-square="false" svg:x="3.488cm" svg:y="0.302cm" chart:style-name="ch10"/>
            </chart:regression-curve>
            <chart:data-point chart:repeated="7"/>
            <chart:data-point chart:style-name="ch11" chart:repeated="2"/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98">
                <text:p>498</text:p>
                <draw:g>
                  <svg:desc>Foglio1.B6:Foglio1.B32</svg:desc>
                </draw:g>
              </table:table-cell>
              <table:table-cell office:value-type="float" office:value="0.032258064516129">
                <text:p>0.032258064516129</text:p>
                <draw:g>
                  <svg:desc>Foglio1.C6:Foglio1.C32</svg:desc>
                </draw:g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163934426229508">
                <text:p>0.016393442622950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151515151515152">
                <text:p>0.015151515151515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140845070422535">
                <text:p>0.014084507042253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131578947368421">
                <text:p>0.013157894736842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123456790123457">
                <text:p>0.012345679012345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116279069767442">
                <text:p>0.011627906976744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104166666666667">
                <text:p>0.010416666666666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99009900990099">
                <text:p>0.00990099009900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943396226415094">
                <text:p>0.0094339622641509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900900900900901">
                <text:p>0.0090090090090090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862068965517241">
                <text:p>0.0086206896551724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826446280991736">
                <text:p>0.0082644628099173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793650793650794">
                <text:p>0.0079365079365079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763358778625954">
                <text:p>0.0076335877862595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735294117647059">
                <text:p>0.0073529411764705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709219858156028">
                <text:p>0.00709219858156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684931506849315">
                <text:p>0.0068493150684931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662251655629139">
                <text:p>0.0066225165562913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641025641025641">
                <text:p>0.006410256410256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2111801242236">
                <text:p>0.00621118012422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07ac168c60a517dba0f0d7bc7540f5afa45f090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